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106566"/>
    </style:style>
    <style:style style:name="P2" style:family="paragraph" style:parent-style-name="Heading_20_2">
      <style:text-properties officeooo:paragraph-rsid="0010ee01"/>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style:text-properties officeooo:paragraph-rsid="00106566"/>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text-properties officeooo:paragraph-rsid="0010ee01"/>
    </style:style>
    <style:style style:name="P8" style:family="paragraph" style:parent-style-name="Text_20_body">
      <style:text-properties officeooo:rsid="0010ee01" officeooo:paragraph-rsid="0010ee01"/>
    </style:style>
    <style:style style:name="T1" style:family="text">
      <style:text-properties officeooo:rsid="00106566"/>
    </style:style>
    <style:style style:name="T2" style:family="text">
      <style:text-properties officeooo:rsid="0010ee0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Full Setup Documentation: PySpark File Processing with Cron on Linux</text:h>
      <text:h text:style-name="Heading_20_3" text:outline-level="3"><text:span text:style-name="Strong_20_Emphasis">Objective</text:span></text:h>
      <text:p text:style-name="Text_20_body">Automatically process incoming CSV files on a local Linux system using PySpark. Trigger this process every minute using a cron job. The output should be stored in Parquet format.</text:p>
      <text:h text:style-name="Heading_20_2" text:outline-level="2">Project Structure</text:h>
      <text:p text:style-name="Preformatted_20_Text"><text:span text:style-name="Source_20_Text">/home/mt24052/pyspark_codes/</text:span></text:p>
      <text:p text:style-name="Preformatted_20_Text"><text:span text:style-name="Source_20_Text">│</text:span></text:p>
      <text:p text:style-name="Preformatted_20_Text"><text:span text:style-name="Source_20_Text">├── env/ <text:s text:c="18"/># Python virtual environment</text:span></text:p>
      <text:p text:style-name="Preformatted_20_Text"><text:span text:style-name="Source_20_Text">├── main.py <text:s text:c="15"/># PySpark processing script</text:span></text:p>
      <text:p text:style-name="Preformatted_20_Text"><text:span text:style-name="Source_20_Text">├── logfile.log <text:s text:c="11"/># Log file to store script output/errors</text:span></text:p>
      <text:p text:style-name="P4"><text:span text:style-name="Source_20_Text"><text:span text:style-name="T1">|__ filegenerator.py <text:s text:c="6"/># generates sample csv files in input folder</text:span></text:span></text:p>
      <text:p text:style-name="P4"><text:span text:style-name="Source_20_Text"/></text:p>
      <text:p text:style-name="P4"><text:span text:style-name="Source_20_Text"/></text:p>
      <text:p text:style-name="P4"><text:span text:style-name="Source_20_Text">/home/mt24052/pyspark_file_watcher/</text:span></text:p>
      <text:p text:style-name="P4"><text:span text:style-name="Source_20_Text"><text:span text:style-name="T1">|__ input</text:span></text:span></text:p>
      <text:p text:style-name="P4"><text:span text:style-name="Source_20_Text"><text:span text:style-name="T1">|__ output</text:span></text:span></text:p>
      <text:p text:style-name="P4"><text:span text:style-name="Source_20_Text"><text:span text:style-name="T1">|__ archive</text:span></text:span></text:p>
      <text:h text:style-name="P1" text:outline-level="2">Step 1: Project Setup and Virtual Environment</text:h>
      <text:p text:style-name="Preformatted_20_Text"><text:span text:style-name="Source_20_Text">cd /home/mt24052/pyspark_codes</text:span></text:p>
      <text:p text:style-name="Preformatted_20_Text"><text:span text:style-name="Source_20_Text"/></text:p>
      <text:p text:style-name="Preformatted_20_Text"><text:span text:style-name="Source_20_Text">python3 -m venv env</text:span></text:p>
      <text:p text:style-name="Preformatted_20_Text"><text:span text:style-name="Source_20_Text"/></text:p>
      <text:p text:style-name="P3"><text:span text:style-name="Source_20_Text">source env/bin/activate</text:span></text:p>
      <text:h text:style-name="Heading_20_2" text:outline-level="2">Step 2: Install Required Python Package (PySpark)</text:h>
      <text:p text:style-name="P3"><text:span text:style-name="Source_20_Text">pip install pyspark</text:span></text:p>
      <text:h text:style-name="Heading_20_2" text:outline-level="2">Step <text:span text:style-name="T1">3</text:span>: PySpark Script (<text:span text:style-name="Source_20_Text">main.py</text:span>)</text:h>
      <text:p text:style-name="Text_20_body">Save the following as <text:span text:style-name="Source_20_Text">/home/mt24052/pyspark_codes/main.py</text:span>:</text:p>
      <text:p text:style-name="Text_20_body">import shutil</text:p>
      <text:p text:style-name="Text_20_body">from pyspark.sql import SparkSession</text:p>
      <text:p text:style-name="Text_20_body">from pyspark.sql.functions import col</text:p>
      <text:p text:style-name="Text_20_body"/>
      <text:p text:style-name="Text_20_body">SOURCE_DIR = "/home/mt24052/pyspark_file_watcher/input"</text:p>
      <text:p text:style-name="Text_20_body">DEST_DIR = "/home/mt24052/pyspark_file_watcher/output"</text:p>
      <text:p text:style-name="Text_20_body">ARCHIVE_DIR = "/home/mt24052/pyspark_file_watcher/archive"</text:p>
      <text:p text:style-name="Text_20_body"/>
      <text:p text:style-name="Text_20_body">RENAME_MAP = {"plant_name": "plant"}</text:p>
      <text:p text:style-name="Text_20_body"><text:soft-page-break/>FILTER_CONDITION = ("UOM", "==", "I") # (column, operator, value)</text:p>
      <text:p text:style-name="Text_20_body"/>
      <text:p text:style-name="Text_20_body">spark = SparkSession.builder.appName("SafeCSVtoParquetPipeline").getOrCreate()</text:p>
      <text:p text:style-name="Text_20_body"/>
      <text:p text:style-name="Text_20_body">csv_files = [f for f in os.listdir(SOURCE_DIR) if f.endswith(".csv")]</text:p>
      <text:p text:style-name="Text_20_body">for file in csv_files:</text:p>
      <text:p text:style-name="Text_20_body">file_path = os.path.join(SOURCE_DIR, file)</text:p>
      <text:p text:style-name="Text_20_body">print(f"\nProcessing: {file_path}")</text:p>
      <text:p text:style-name="Text_20_body"/>
      <text:p text:style-name="Text_20_body">df = spark.read.option("header", True).csv(file_path)</text:p>
      <text:p text:style-name="Text_20_body">print("Initial columns:", df.columns)</text:p>
      <text:p text:style-name="Text_20_body"/>
      <text:p text:style-name="Text_20_body"># Rename columns if they exist</text:p>
      <text:p text:style-name="Text_20_body">for old_col, new_col in RENAME_MAP.items():</text:p>
      <text:p text:style-name="Text_20_body">if old_col in df.columns:</text:p>
      <text:p text:style-name="Text_20_body">df = df.withColumnRenamed(old_col, new_col)</text:p>
      <text:p text:style-name="Text_20_body">print(f"Renamed column: {old_col} → {new_col}")</text:p>
      <text:p text:style-name="Text_20_body">else:</text:p>
      <text:p text:style-name="Text_20_body">print(f"[WARNING] Column '{old_col}' not found — skipping rename.")</text:p>
      <text:p text:style-name="Text_20_body"># Apply filter only if column exists</text:p>
      <text:p text:style-name="Text_20_body">filter_col, op, val = FILTER_CONDITION</text:p>
      <text:p text:style-name="Text_20_body">if filter_col in df.columns:</text:p>
      <text:p text:style-name="Text_20_body">if op == "!=":</text:p>
      <text:p text:style-name="Text_20_body">df = df.filter(col(filter_col) != val)</text:p>
      <text:p text:style-name="Text_20_body">elif op == "==":</text:p>
      <text:p text:style-name="Text_20_body">df = df.filter(col(filter_col) == val)</text:p>
      <text:p text:style-name="Text_20_body">print(f"Applied filter: {filter_col} {op} {val}")</text:p>
      <text:p text:style-name="Text_20_body">print(df.show())</text:p>
      <text:p text:style-name="Text_20_body">else:</text:p>
      <text:p text:style-name="Text_20_body">print(f"[WARNING] Column '{filter_col}' not found — skipping filter.")</text:p>
      <text:p text:style-name="Text_20_body"/>
      <text:p text:style-name="Text_20_body"/>
      <text:p text:style-name="Text_20_body"><text:soft-page-break/># Save to Parquet</text:p>
      <text:p text:style-name="Text_20_body">output_path = os.path.join(DEST_DIR, file.replace(".csv", ".parquet"))</text:p>
      <text:p text:style-name="Text_20_body">df.write.mode("overwrite").parquet(output_path)</text:p>
      <text:p text:style-name="Text_20_body">print(f"Saved to: {output_path}")</text:p>
      <text:p text:style-name="Text_20_body"># Archive original</text:p>
      <text:p text:style-name="Text_20_body">shutil.move(file_path, os.path.join(ARCHIVE_DIR, file))</text:p>
      <text:p text:style-name="Text_20_body">spark.stop()</text:p>
      <text:p text:style-name="Preformatted_20_Text"><text:span text:style-name="Source_20_Text"/></text:p>
      <text:p text:style-name="Preformatted_20_Text"><text:span text:style-name="Source_20_Text"/></text:p>
      <text:p text:style-name="P4"><text:span text:style-name="Source_20_Text"><text:span text:style-name="T1">When this file is run using python3 main.py</text:span></text:span></text:p>
      <text:p text:style-name="P4"><text:span text:style-name="Source_20_Text"/></text:p>
      <text:p text:style-name="P4"><text:span text:style-name="Source_20_Text"><text:span text:style-name="T1">it checks the csv files in input folder and does some transformations and store the transformed data in parquet file at output folder and the input file is moved to archive folder </text:span></text:span></text:p>
      <text:p text:style-name="P4"><text:span text:style-name="Source_20_Text"/></text:p>
      <text:p text:style-name="P4">Make sure it’s executable:</text:p>
      <text:p text:style-name="P3"><text:span text:style-name="Source_20_Text">chmod +x main.py</text:span></text:p>
      <text:h text:style-name="P2" text:outline-level="2"><text:span text:style-name="T2">Step 4: </text:span>File Generator Script</text:h>
      <text:p text:style-name="P7">This script will create a new CSV file with random data every minute in a specified directory.</text:p>
      <text:p text:style-name="P7"><text:s/><text:span text:style-name="Source_20_Text">generate_files.py</text:span></text:p>
      <text:p text:style-name="P7">Save this as <text:span text:style-name="Source_20_Text">/home/mt24052/pyspark_codes/generate_files.py</text:span>:</text:p>
      <text:p text:style-name="P7">import os</text:p>
      <text:p text:style-name="Text_20_body">import csv</text:p>
      <text:p text:style-name="Text_20_body">import random</text:p>
      <text:p text:style-name="Text_20_body">import time</text:p>
      <text:p text:style-name="Text_20_body">from datetime import datetime</text:p>
      <text:p text:style-name="Text_20_body">OUTPUT_DIR = "/home/mt24052/pyspark_file_watcher/input" </text:p>
      <text:p text:style-name="Text_20_body"># os.makedirs(OUTPUT_DIR, exist_ok=True)</text:p>
      <text:p text:style-name="Text_20_body"/>
      <text:p text:style-name="Text_20_body">PLANT_NAMES = [</text:p>
      <text:p text:style-name="Text_20_body">"Artichoke", "Arugula", "Asparagus", "Beans, bush",</text:p>
      <text:p text:style-name="Text_20_body">"Beans, lima (bush)", "Beans, pole", "Beet", "Broccoli",</text:p>
      <text:p text:style-name="Text_20_body">"Brussels sprouts", "Cabbage", "Carrot", "Cauliflower"</text:p>
      <text:p text:style-name="Text_20_body">]</text:p>
      <text:p text:style-name="Text_20_body">UOM_VALUES = ["F", "I"]</text:p>
      <text:p text:style-name="Text_20_body"><text:soft-page-break/>ROWS_PER_FILE = 10</text:p>
      <text:p text:style-name="Text_20_body"/>
      <text:p text:style-name="Text_20_body">file_counter = 1</text:p>
      <text:p text:style-name="Text_20_body">print(f"Starting file generation every 1 minute in: {OUTPUT_DIR}")</text:p>
      <text:p text:style-name="Text_20_body">while True:</text:p>
      <text:p text:style-name="Text_20_body">filename = f"veg_plant_height{file_counter}.csv"</text:p>
      <text:p text:style-name="Text_20_body">filepath = os.path.join(OUTPUT_DIR, filename)</text:p>
      <text:p text:style-name="Text_20_body">with open(filepath, mode="w", newline="") as file:</text:p>
      <text:p text:style-name="Text_20_body">writer = csv.writer(file)</text:p>
      <text:p text:style-name="Text_20_body">writer.writerow(["plant_name", "UOM", "Low_End_of_Range", "High_End_of_Range"])</text:p>
      <text:p text:style-name="Text_20_body">for _ in range(ROWS_PER_FILE):</text:p>
      <text:p text:style-name="Text_20_body">plant = random.choice(PLANT_NAMES)</text:p>
      <text:p text:style-name="Text_20_body">uom = random.choice(UOM_VALUES)</text:p>
      <text:p text:style-name="Text_20_body">low = random.randint(2, 20)</text:p>
      <text:p text:style-name="Text_20_body">high = random.randint(low + 1, low + 10)</text:p>
      <text:p text:style-name="Text_20_body">writer.writerow([plant, uom, low, high])</text:p>
      <text:p text:style-name="Text_20_body">print(f"[{datetime.now()}] Generated: {filename}")</text:p>
      <text:p text:style-name="Text_20_body">file_counter += 1</text:p>
      <text:p text:style-name="Text_20_body">time.sleep(60) </text:p>
      <text:p text:style-name="Text_20_body"/>
      <text:p text:style-name="P8">this csv files are generated every minute and this are to be transformed using the previous main.py</text:p>
      <text:h text:style-name="P2" text:outline-level="2">Step <text:span text:style-name="T2">5</text:span>: Set Up Cron Job <text:span text:style-name="T2">for main.py </text:span>to <text:span text:style-name="T2">r</text:span>un Every Minute </text:h>
      <text:p text:style-name="Text_20_body">Open the crontab editor:</text:p>
      <text:p text:style-name="P3"><text:span text:style-name="Source_20_Text">crontab -e</text:span></text:p>
      <text:p text:style-name="Text_20_body">Add this line:</text:p>
      <text:p text:style-name="P3"><text:span text:style-name="Source_20_Text">* * * * * /bin/bash -c 'source /home/mt24052/pyspark_codes/env/bin/activate &amp;&amp; python /home/mt24052/pyspark_codes/main.py &gt;&gt; /home/mt24052/pyspark_codes/logfile.log 2&gt;&amp;1'</text:span></text:p>
      <text:p text:style-name="Text_20_body">This:</text:p>
      <text:list text:style-name="L1">
        <text:list-item>
          <text:p text:style-name="P5">Activates your virtual environment</text:p>
        </text:list-item>
        <text:list-item>
          <text:p text:style-name="P5">Ensures it runs <text:span text:style-name="T2">every minute</text:span></text:p>
        </text:list-item>
        <text:list-item>
          <text:p text:style-name="P5">Logs output to <text:span text:style-name="Source_20_Text">logfile.log</text:span></text:p>
        </text:list-item>
      </text:list>
      <text:h text:style-name="Heading_20_2" text:outline-level="2"><text:soft-page-break/>Step <text:span text:style-name="T2">6</text:span>: Check If Cron Service is Running</text:h>
      <text:p text:style-name="P3"><text:span text:style-name="Source_20_Text">sudo systemctl status cron</text:span></text:p>
      <text:h text:style-name="Heading_20_2" text:outline-level="2">Step 8: Verifying That It's Working</text:h>
      <text:h text:style-name="Heading_20_3" text:outline-level="3">Check your script’s output:</text:h>
      <text:p text:style-name="P3"><text:span text:style-name="Source_20_Text">tail -f /home/mt24052/pyspark_codes/logfile.log</text:span></text:p>
      <text:h text:style-name="Heading_20_3" text:outline-level="3">Check for new Parquet files:</text:h>
      <text:p text:style-name="P3"><text:span text:style-name="Source_20_Text">ls /home/mt24052/pyspark_codes/output/</text:span></text:p>
      <text:h text:style-name="Heading_20_2" text:outline-level="2">Optional: To Delete the Cron Job</text:h>
      <text:p text:style-name="Preformatted_20_Text"><text:span text:style-name="Source_20_Text">crontab -e</text:span></text:p>
      <text:p text:style-name="P3"><text:span text:style-name="Source_20_Text"># Delete the line you added, then save and exit.</text:span></text:p>
      <text:h text:style-name="Heading_20_2" text:outline-level="2">Summary</text:h>
      <text:p text:style-name="P7">I’ve set up an automated PySpark-based data processing pipeline on my local Linux system.</text:p>
      <text:p text:style-name="P7">A script (`generate_files.py`) generates random CSV files every minute into an `input/` directory. Another script (`main.py`) is scheduled via a cron job to run every minute, which reads the CSV files, performs transformations (like column renaming and filtering), saves the output as Parquet files in the `output/` directory, and then moves the original CSV files to an `archive/` folder.</text:p>
      <text:p text:style-name="P7">The environment uses a Python virtual environment (`env/`) with PySpark installed, and all logs from the processing are captured in a `logfile.log` file for monitoring. This system enables hands-free, recurring data ingestion and transformation with minimal manual interventio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08T11:59:45.076584153</meta:creation-date>
    <dc:date>2025-05-08T12:20:26.585437256</dc:date>
    <meta:editing-duration>PT10M10S</meta:editing-duration>
    <meta:editing-cycles>1</meta:editing-cycles>
    <meta:generator>LibreOffice/24.2.7.2$Linux_X86_64 LibreOffice_project/420$Build-2</meta:generator>
    <meta:document-statistic meta:table-count="0" meta:image-count="0" meta:object-count="0" meta:page-count="5" meta:paragraph-count="125" meta:word-count="696" meta:character-count="5476" meta:non-whitespace-character-count="4851"/>
  </office:meta>
</office:document-meta>
</file>